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3" style:family="paragraph" style:parent-style-name="Header">
      <style:text-properties fo:font-style="italic" officeooo:rsid="00460b42" officeooo:paragraph-rsid="00460b42" style:font-style-asian="italic" style:font-style-complex="italic"/>
    </style:style>
    <style:style style:name="P4" style:family="paragraph" style:parent-style-name="Text_20_body">
      <style:paragraph-properties fo:padding="0.049cm" fo:border="0.06pt solid #d9d9e3"/>
    </style:style>
    <style:style style:name="P5" style:family="paragraph" style:parent-style-name="Text_20_body">
      <style:paragraph-properties fo:padding="0.049cm" fo:border="0.06pt solid #d9d9e3"/>
      <style:text-properties officeooo:rsid="00150b9f"/>
    </style:style>
    <style:style style:name="T1" style:family="text">
      <style:text-properties loext:padding="0.049cm" loext:border="0.06pt solid #d9d9e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line-break/><text:span text:style-name="Strong_20_Emphasis"><text:span text:style-name="T1">Pregunta 1:</text:span></text:span> ¿Qué son los registros del sistema en el contexto de sistemas Linux?</text:p>
      <text:p text:style-name="P4"><text:span text:style-name="Strong_20_Emphasis"><text:span text:style-name="T1">Respuesta 1:</text:span></text:span> Los registros del sistema son archivos que registran eventos y actividades del sistema, lo que permite la monitorización y solución de problemas.</text:p>
      <text:p text:style-name="Horizontal_20_Line"/>
      <text:p text:style-name="P4"><text:span text:style-name="Strong_20_Emphasis"><text:span text:style-name="T1">Pregunta 2:</text:span></text:span> ¿Cuál es el propósito principal de los registros del sistema?</text:p>
      <text:p text:style-name="P4"><text:span text:style-name="Strong_20_Emphasis"><text:span text:style-name="T1">Respuesta 2:</text:span></text:span> El propósito principal de los registros del sistema es ayudar en la solución de problemas, la monitorización del sistema y el seguimiento de eventos importantes.</text:p>
      <text:p text:style-name="Horizontal_20_Line"/>
      <text:p text:style-name="P4"><text:span text:style-name="Strong_20_Emphasis"><text:span text:style-name="T1">Pregunta 3:</text:span></text:span> ¿Dónde se almacenan generalmente los registros del sistema en Linux?</text:p>
      <text:p text:style-name="P4"><text:span text:style-name="Strong_20_Emphasis"><text:span text:style-name="T1">Respuesta 3:</text:span></text:span> Los registros del sistema se almacenan generalmente en el directorio <text:span text:style-name="Source_20_Text"><text:span text:style-name="T1">/var/log</text:span></text:span>.</text:p>
      <text:p text:style-name="Horizontal_20_Line"/>
      <text:p text:style-name="P4"><text:span text:style-name="Strong_20_Emphasis"><text:span text:style-name="T1">Pregunta 4:</text:span></text:span> ¿Cuál es el comando para ver los últimos registros del sistema en Linux?</text:p>
      <text:p text:style-name="P4"><text:span text:style-name="Strong_20_Emphasis"><text:span text:style-name="T1">Respuesta 4:</text:span></text:span> El comando para ver los últimos registros del sistema en Linux es <text:span text:style-name="Source_20_Text"><text:span text:style-name="T1">tail</text:span></text:span>.</text:p>
      <text:p text:style-name="Horizontal_20_Line"/>
      <text:p text:style-name="P4"><text:span text:style-name="Strong_20_Emphasis"><text:span text:style-name="T1">Pregunta 5:</text:span></text:span> ¿Cuál es el archivo de registro principal del sistema en Linux?</text:p>
      <text:p text:style-name="P4"><text:span text:style-name="Strong_20_Emphasis"><text:span text:style-name="T1">Respuesta 5:</text:span></text:span> El archivo de registro principal del sistema en Linux es <text:span text:style-name="Source_20_Text"><text:span text:style-name="T1">/var/log/syslog</text:span></text:span> en sistemas basados en Debian y <text:span text:style-name="Source_20_Text"><text:span text:style-name="T1">/var/log/messages</text:span></text:span> en sistemas basados en Red Hat.</text:p>
      <text:p text:style-name="Horizontal_20_Line"/>
      <text:p text:style-name="P4"><text:span text:style-name="Strong_20_Emphasis"><text:span text:style-name="T1">Pregunta 6:</text:span></text:span> ¿Cuál es el propósito del archivo <text:span text:style-name="Source_20_Text"><text:span text:style-name="T1">/var/log/auth.log</text:span></text:span> en Linux?</text:p>
      <text:p text:style-name="P4"><text:span text:style-name="Strong_20_Emphasis"><text:span text:style-name="T1">Respuesta 6:</text:span></text:span> El archivo <text:span text:style-name="Source_20_Text"><text:span text:style-name="T1">/var/log/auth.log</text:span></text:span> registra eventos de autenticación, como inicios de sesión y cierres de sesión.</text:p>
      <text:p text:style-name="Horizontal_20_Line"/>
      <text:p text:style-name="P4"><text:span text:style-name="Strong_20_Emphasis"><text:span text:style-name="T1">Pregunta 7:</text:span></text:span> ¿Qué es el registro de seguridad de Linux (SELinux) y cuál es su propósito?</text:p>
      <text:p text:style-name="P4"><text:span text:style-name="Strong_20_Emphasis"><text:span text:style-name="T1">Respuesta 7:</text:span></text:span> SELinux es un sistema de etiquetado de seguridad que registra eventos relacionados con la seguridad del sistema y permite políticas de seguridad más estrictas.</text:p>
      <text:p text:style-name="Horizontal_20_Line"/>
      <text:p text:style-name="P4"><text:soft-page-break/><text:span text:style-name="Strong_20_Emphasis"><text:span text:style-name="T1">Pregunta 8:</text:span></text:span> ¿Cuál es el propósito del archivo <text:span text:style-name="Source_20_Text"><text:span text:style-name="T1">/var/log/secure</text:span></text:span> en sistemas basados en Red Hat?</text:p>
      <text:p text:style-name="P4"><text:span text:style-name="Strong_20_Emphasis"><text:span text:style-name="T1">Respuesta 8:</text:span></text:span> El archivo <text:span text:style-name="Source_20_Text"><text:span text:style-name="T1">/var/log/secure</text:span></text:span> registra eventos de seguridad, como inicios de sesión y cambios de contraseña.</text:p>
      <text:p text:style-name="Horizontal_20_Line"/>
      <text:p text:style-name="P4"><text:span text:style-name="Strong_20_Emphasis"><text:span text:style-name="T1">Pregunta 9:</text:span></text:span> ¿Cuál es el archivo de registro que registra eventos del sistema durante el proceso de arranque en Linux?</text:p>
      <text:p text:style-name="P4"><text:span text:style-name="Strong_20_Emphasis"><text:span text:style-name="T1">Respuesta 9:</text:span></text:span> El archivo de registro que registra eventos del sistema durante el proceso de arranque en Linux es <text:span text:style-name="Source_20_Text"><text:span text:style-name="T1">/var/log/boot.log</text:span></text:span>.</text:p>
      <text:p text:style-name="Horizontal_20_Line"/>
      <text:p text:style-name="P4"><text:span text:style-name="Strong_20_Emphasis"><text:span text:style-name="T1">Pregunta 10:</text:span></text:span> ¿Qué es el daemon <text:span text:style-name="Source_20_Text"><text:span text:style-name="T1">rsyslog</text:span></text:span> y cuál es su función en Linux?</text:p>
      <text:p text:style-name="P4"><text:span text:style-name="Strong_20_Emphasis"><text:span text:style-name="T1">Respuesta 10:</text:span></text:span> <text:span text:style-name="Source_20_Text"><text:span text:style-name="T1">rsyslog</text:span></text:span> es un daemon que se encarga de la gestión de registros del sistema en sistemas Linux, incluyendo la recopilación, filtrado y reenvío de registros.</text:p>
      <text:p text:style-name="Horizontal_20_Line"/>
      <text:p text:style-name="P4"><text:span text:style-name="Strong_20_Emphasis"><text:span text:style-name="T1">Pregunta 11:</text:span></text:span> ¿Cuál es el archivo de registro que contiene información sobre los mensajes del kernel en Linux?</text:p>
      <text:p text:style-name="P4"><text:span text:style-name="Strong_20_Emphasis"><text:span text:style-name="T1">Respuesta 11:</text:span></text:span> El archivo de registro que contiene información sobre los mensajes del kernel en Linux es <text:span text:style-name="Source_20_Text"><text:span text:style-name="T1">/var/log/kern.log</text:span></text:span>.</text:p>
      <text:p text:style-name="Horizontal_20_Line"/>
      <text:p text:style-name="P4"><text:span text:style-name="Strong_20_Emphasis"><text:span text:style-name="T1">Pregunta 12:</text:span></text:span> ¿Cuál es el archivo de registro que registra eventos relacionados con el servidor web Apache en Linux?</text:p>
      <text:p text:style-name="P4"><text:span text:style-name="Strong_20_Emphasis"><text:span text:style-name="T1">Respuesta 12:</text:span></text:span> El archivo de registro que registra eventos relacionados con el servidor web Apache en Linux es <text:span text:style-name="Source_20_Text"><text:span text:style-name="T1">/var/log/apache2/access.log</text:span></text:span> o <text:span text:style-name="Source_20_Text"><text:span text:style-name="T1">/var/log/httpd/access_log</text:span></text:span>, dependiendo de la distribución.</text:p>
      <text:p text:style-name="Horizontal_20_Line"/>
      <text:p text:style-name="P4"><text:span text:style-name="Strong_20_Emphasis"><text:span text:style-name="T1">Pregunta 13:</text:span></text:span> ¿Cuál es el archivo de registro que registra eventos relacionados con errores del servidor web Apache en Linux?</text:p>
      <text:p text:style-name="P4"><text:span text:style-name="Strong_20_Emphasis"><text:span text:style-name="T1">Respuesta 13:</text:span></text:span> El archivo de registro que registra eventos relacionados con errores del servidor web Apache en Linux es <text:span text:style-name="Source_20_Text"><text:span text:style-name="T1">/var/log/apache2/error.log</text:span></text:span> o <text:span text:style-name="Source_20_Text"><text:span text:style-name="T1">/var/log/httpd/error_log</text:span></text:span>, dependiendo de la distribución.</text:p>
      <text:p text:style-name="Horizontal_20_Line"><text:soft-page-break/></text:p>
      <text:p text:style-name="P4"><text:span text:style-name="Strong_20_Emphasis"><text:span text:style-name="T1">Pregunta 14:</text:span></text:span> ¿Cuál es el propósito del archivo <text:span text:style-name="Source_20_Text"><text:span text:style-name="T1">/var/log/messages</text:span></text:span> en sistemas basados en Red Hat?</text:p>
      <text:p text:style-name="P4"><text:span text:style-name="Strong_20_Emphasis"><text:span text:style-name="T1">Respuesta 14:</text:span></text:span> El archivo <text:span text:style-name="Source_20_Text"><text:span text:style-name="T1">/var/log/messages</text:span></text:span> en sistemas basados en Red Hat registra una amplia variedad de eventos del sistema, incluyendo mensajes del kernel y otros eventos importantes.</text:p>
      <text:p text:style-name="Horizontal_20_Line"/>
      <text:p text:style-name="P4"><text:span text:style-name="Strong_20_Emphasis"><text:span text:style-name="T1">Pregunta 15:</text:span></text:span> ¿Qué es el propósito del archivo <text:span text:style-name="Source_20_Text"><text:span text:style-name="T1">/var/log/lastlog</text:span></text:span> en Linux?</text:p>
      <text:p text:style-name="P4"><text:span text:style-name="Strong_20_Emphasis"><text:span text:style-name="T1">Respuesta 15:</text:span></text:span> El archivo <text:span text:style-name="Source_20_Text"><text:span text:style-name="T1">/var/log/lastlog</text:span></text:span> contiene información sobre la última vez que se inició sesión en el sistema para cada usuario.</text:p>
      <text:p text:style-name="Horizontal_20_Line"/>
      <text:p text:style-name="P4"><text:span text:style-name="Strong_20_Emphasis"><text:span text:style-name="T1">Pregunta 16:</text:span></text:span> ¿Cuál es el propósito del comando <text:span text:style-name="Source_20_Text"><text:span text:style-name="T1">dmesg</text:span></text:span> en Linux?</text:p>
      <text:p text:style-name="P4"><text:span text:style-name="Strong_20_Emphasis"><text:span text:style-name="T1">Respuesta 16:</text:span></text:span> El comando <text:span text:style-name="Source_20_Text"><text:span text:style-name="T1">dmesg</text:span></text:span> se utiliza para mostrar el registro de mensajes del kernel, que contiene información sobre eventos del kernel.</text:p>
      <text:p text:style-name="Horizontal_20_Line"/>
      <text:p text:style-name="P4"><text:span text:style-name="Strong_20_Emphasis"><text:span text:style-name="T1">Pregunta 17:</text:span></text:span> ¿Cuál es el archivo de registro que registra eventos relacionados con el sistema de correo electrónico en Linux?</text:p>
      <text:p text:style-name="P4"><text:span text:style-name="Strong_20_Emphasis"><text:span text:style-name="T1">Respuesta 17:</text:span></text:span> El archivo de registro que registra eventos relacionados con el sistema de correo electrónico en Linux es <text:span text:style-name="Source_20_Text"><text:span text:style-name="T1">/var/log/mail.log</text:span></text:span> o <text:span text:style-name="Source_20_Text"><text:span text:style-name="T1">/var/log/maillog</text:span></text:span>, dependiendo de la distribución.</text:p>
      <text:p text:style-name="Horizontal_20_Line"/>
      <text:p text:style-name="P4"><text:span text:style-name="Strong_20_Emphasis"><text:span text:style-name="T1">Pregunta 18:</text:span></text:span> ¿Cuál es el archivo de registro que registra eventos relacionados con el sistema de autenticación PAM en Linux?</text:p>
      <text:p text:style-name="P4"><text:span text:style-name="Strong_20_Emphasis"><text:span text:style-name="T1">Respuesta 18:</text:span></text:span> El archivo de registro que registra eventos relacionados con el sistema de autenticación PAM en Linux es <text:span text:style-name="Source_20_Text"><text:span text:style-name="T1">/var/log/auth.log</text:span></text:span> en sistemas basados en Debian o <text:span text:style-name="Source_20_Text"><text:span text:style-name="T1">/var/log/secure</text:span></text:span> en sistemas basados en Red Hat.</text:p>
      <text:p text:style-name="Horizontal_20_Line"/>
      <text:p text:style-name="P4"><text:span text:style-name="Strong_20_Emphasis"><text:span text:style-name="T1">Pregunta 19:</text:span></text:span> ¿Cuál es el comando para ver los registros del sistema en tiempo real en Linux?</text:p>
      <text:p text:style-name="P4"><text:span text:style-name="Strong_20_Emphasis"><text:span text:style-name="T1">Respuesta 19:</text:span></text:span> El comando para ver los registros del sistema en tiempo real en Linux es <text:span text:style-name="Source_20_Text"><text:span text:style-name="T1">tail -f</text:span></text:span>.</text:p>
      <text:p text:style-name="Horizontal_20_Line"><text:soft-page-break/></text:p>
      <text:p text:style-name="P4"><text:span text:style-name="Strong_20_Emphasis"><text:span text:style-name="T1">Pregunta 20:</text:span></text:span> ¿Cuál es el propósito del archivo <text:span text:style-name="Source_20_Text"><text:span text:style-name="T1">/var/log/wtmp</text:span></text:span> en Linux?</text:p>
      <text:p text:style-name="P4"><text:span text:style-name="Strong_20_Emphasis"><text:span text:style-name="T1">Respuesta 20:</text:span></text:span> El archivo <text:span text:style-name="Source_20_Text"><text:span text:style-name="T1">/var/log/wtmp</text:span></text:span> registra información sobre inicios de sesión y cierres de sesión de usuarios en el sistema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460b42" officeooo:paragraph-rsid="00460b42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char" svg:x="11.88cm" svg:y="-0.66cm" svg:width="5.054cm" svg:height="1.207cm" draw:z-index="3"><draw:image xlink:href="Pictures/10000001000001360000004A30263C5DB1AE7E44.png" xlink:type="simple" xlink:show="embed" xlink:actuate="onLoad" draw:mime-type="image/png"/></draw:frame>Servicios esenciales del sistema</text:p>
        <text:p text:style-name="MP2">Registros del sistema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5T22:57:16.773409692</dc:date>
    <meta:editing-duration>PT2H52M12S</meta:editing-duration>
    <meta:editing-cycles>55</meta:editing-cycles>
    <meta:generator>LibreOffice/7.4.1.2$Linux_X86_64 LibreOffice_project/3c58a8f3a960df8bc8fd77b461821e42c061c5f0</meta:generator>
    <meta:document-statistic meta:table-count="0" meta:image-count="1" meta:object-count="0" meta:page-count="4" meta:paragraph-count="43" meta:word-count="760" meta:character-count="4875" meta:non-whitespace-character-count="4157"/>
  </office:meta>
</office:document-meta>
</file>